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automatic-styles>
    <style:style style:name="P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officeooo:rsid="00100024" officeooo:paragraph-rsid="00100024"/>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officeooo:rsid="0011a0a7" officeooo:paragraph-rsid="0011a0a7"/>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officeooo:rsid="00135461" officeooo:paragraph-rsid="00135461"/>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officeooo:rsid="00138da2" officeooo:paragraph-rsid="00138da2"/>
    </style:style>
    <style:style style:name="P6"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Roboto" fo:font-size="11.25pt" fo:letter-spacing="normal" fo:font-style="normal" fo:font-weight="normal" officeooo:paragraph-rsid="0013b5b4"/>
    </style:style>
    <style:style style:name="P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style>
    <style:style style:name="T1" style:family="text">
      <style:text-properties officeooo:rsid="0011a0a7"/>
    </style:style>
    <style:style style:name="T2" style:family="text">
      <style:text-properties officeooo:rsid="00135461"/>
    </style:style>
    <style:style style:name="T3" style:family="text">
      <style:text-properties fo:font-variant="normal" fo:text-transform="none" fo:color="#1d2125" loext:opacity="100%" style:font-name="Roboto" fo:font-size="11.25pt" fo:letter-spacing="normal"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bookmark text:name="yui_3_18_1_1_1769792449745_189"/>¿En qué consiste el control de versiones?</text:p>
        </text:list-item>
      </text:list>
      <text:p text:style-name="P2">Es un sistema que registra los cambios realizados en un archivo o archivos a lo largo del tiempo</text:p>
      <text:list text:continue-numbering="true" text:style-name="L1">
        <text:list-item>
          <text:p text:style-name="P1">¿Qué problemas se encarga de solucionar el control de versiones? (Ejemplos reales)</text:p>
        </text:list-item>
      </text:list>
      <text:p text:style-name="P2">La sobrescritura de código: sin el control de versiones, si dos programadores se ponen a editar el mismo código a la vez se borraría el código de alguno de los 2 al guardarlo</text:p>
      <text:p text:style-name="P2"/>
      <text:p text:style-name="P2">Perdida de funcionalidad previa: tras una actualización, puede ser que el programa no funcione adecuadamente como antes, con el control de versiones se puede hacer rollback que significa que se puede volver hacia atrás <text:span text:style-name="T1">para que se investigue el error y no rompa el programa</text:span></text:p>
      <text:list text:continue-numbering="true" text:style-name="L1">
        <text:list-item>
          <text:p text:style-name="P1">¿Qué tipos de sistemas de control de versiones existen?</text:p>
        </text:list-item>
      </text:list>
      <text:p text:style-name="P3">Existen los locales, centralizados y distribuidos</text:p>
      <text:list text:continue-numbering="true" text:style-name="L1">
        <text:list-item>
          <text:p text:style-name="P1">¿Qué diferencias puedes explicar entre los tipos de sistemas?</text:p>
        </text:list-item>
      </text:list>
      <text:p text:style-name="P3">Los controles de versiones centralizados tienen el repositorio en un único servidor, la conexión es casi obligatoria, la velocidad puede ser lenta dependiendo de la red y si el servidor se cae se pierde el historial, en cambio los distribuidos el repositorio esta dentro del propio equipo, solo se necesita conexión para compartir cambios, la velocidad es rápida debido que es local y si el servidor se cae cualquier copia sirve.</text:p>
      <text:list text:continue-numbering="true" text:style-name="L1">
        <text:list-item>
          <text:p text:style-name="P1">¿Qué ventajas e inconvenientes presenta cada tipo de sistema?</text:p>
        </text:list-item>
      </text:list>
      <text:p text:style-name="P3">Los centralizados son mas fáciles de administrar y entender y se tiene mas control de quien accede a la carpeta pero la desventaja que tiene es que si se cae el servidor se puede perder todo.</text:p>
      <text:p text:style-name="P3">Los distribuidos son más rápidos y permiten trabajar sin acceso a internet, además de que <text:span text:style-name="T2">se maneja mejor las ramas, la desventaja es que el aprendizaje es complicado y si el proyecto es grande puede ser costoso de clonar</text:span></text:p>
      <text:list text:continue-numbering="true" text:style-name="L1">
        <text:list-item>
          <text:p text:style-name="P1">¿Cuáles son las herramientas software más utilizadas para el control de versiones? (Detalla cada una)</text:p>
        </text:list-item>
      </text:list>
      <text:p text:style-name="P4">Git: es el estándar actual, es open source, rápido y eficiente con las ramas</text:p>
      <text:p text:style-name="P4">Subvension: es centralizado, se utiliza principalmente en entornos corporativos antiguos o en donde se necesita un control de acceso muy granular por carpetas</text:p>
      <text:p text:style-name="P4">Mercurial: es similar a Git pero con una interfaz mas sencilla y consistente</text:p>
      <text:p text:style-name="P4">Perforce: utilizado en la industria de videojuegos porque gestiona archivos binarios pesados</text:p>
      <text:list text:continue-numbering="true" text:style-name="L1">
        <text:list-item>
          <text:p text:style-name="P1">¿Cuál de las herramientas anteriores es la más empleada en la actualidad?¿Por qué?</text:p>
        </text:list-item>
      </text:list>
      <text:p text:style-name="P4"><text:soft-page-break/>La más empleada en la actualidad es Git, porque tiene una alta velocidad, su capacidad de manejar ramas de forma rápida y por el efecto de red</text:p>
      <text:list text:continue-numbering="true" text:style-name="L1">
        <text:list-item>
          <text:p text:style-name="P1">¿Qué plataformas existen para el uso de repositorios en la red? (Detalla cada una)</text:p>
        </text:list-item>
      </text:list>
      <text:p text:style-name="P4">Github: es la plataforma más grande, es ideal para proyectos de código abierto</text:p>
      <text:p text:style-name="P4">GitLab: popular en empresas, permite instalar la plataforma en servidores y tiene herramientas de automatización</text:p>
      <text:p text:style-name="P5">Bitbucket: su ventaja es la integración nativa con Jira y Trello, facilitando la gestión de proyectos empresariales</text:p>
      <text:list text:continue-numbering="true" text:style-name="L1">
        <text:list-item>
          <text:p text:style-name="P6"><text:bookmark text:name="yui_3_18_1_1_1769792449745_188"/>¿Qué diferencias se observan entre las plataformas anteriores? ¿Qué ventajas y desventajas presenta cada una de las plataformas anteriores?</text:p>
        </text:list-item>
      </text:list>
      <text:p text:style-name="P5">Github: su ventaja es mayor visibilidad y su desventaja es que tiene funciones avanzadas de CI/CD</text:p>
      <text:p text:style-name="P5">GitLab: su ventaja es que tienes control total y su desventaja es que su interfaz es mas compleja y pesada</text:p>
      <text:p text:style-name="P5">Bitbucket: su principal ventaja es que esta integrado a Jira, su desventaja es que la comunidad es mas pequeña que la de github</text:p>
      <text:list text:continue-numbering="true" text:style-name="L1">
        <text:list-header>
          <text:p text:style-name="P7"><text:span text:style-name="T3"/></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0T18:05:06.058523000</meta:creation-date>
    <dc:date>2026-01-30T19:09:02.005185100</dc:date>
    <meta:editing-duration>PT6M16S</meta:editing-duration>
    <meta:editing-cycles>1</meta:editing-cycles>
    <meta:document-statistic meta:table-count="0" meta:image-count="0" meta:object-count="0" meta:page-count="2" meta:paragraph-count="28" meta:word-count="558" meta:character-count="3326" meta:non-whitespace-character-count="2805"/>
    <meta:generator>LibreOffice/25.8.3.2$Windows_X86_64 LibreOffice_project/8ca8d55c161d602844f5428fa4b58097424e324e</meta:generator>
  </office:meta>
</office:document-meta>
</file>